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ManagerImpl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ManagerImpl.getModu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ManagerImpl.getBaseURI( String shortc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